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tting Work Done in Zi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ibrePlanet Boston Desktop</text:p>
            <text:p>GNU/Linux Users Group</text:p>
            <text:p/>
            <text:p>Brendan Kidwell</text:p>
            <text:p>11 Decemb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rendan Kidwell<text:line-break/>New York City<text:line-break/><text:a xlink:href="http://www.glump.net/contact" xlink:type="simple">www.glump.net/contact</text:a></text:p>
            <text:p>Day job: Abt Associates Inc.<text:line-break/><text:span text:style-name="T1">A global policy research consulting form working in health, social and economic policy, and international development</text:span><text:line-break/><text:span text:style-name="T1">(Cambridge, MA and Bethesda, MD and other location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on My Compu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ux Mint 16 with MATE desktop environment<text:line-break/>(Mint 15 with XFCE on this laptop, upgraded soon?)</text:p>
              </text:list-item>
              <text:list-item>
                <text:p>Firefox</text:p>
              </text:list-item>
              <text:list-item>
                <text:p>Sublime Text 3</text:p>
              </text:list-item>
              <text:list-item>
                <text:p>Zim</text:p>
              </text:list-item>
              <text:list-item>
                <text:p>KeePassX</text:p>
              </text:list-item>
              <text:list-item>
                <text:p>Dropbox (replaced with ownCloud soon?)</text:p>
              </text:list-item>
              <text:list-item>
                <text:p>WordPress</text:p>
              </text:list-item>
              <text:list-item>
                <text:p>DokuWik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2.179cm" svg:x="1.4cm" svg:y="4.914cm" presentation:class="outline" presentation:user-transformed="true">
          <draw:text-box>
            <text:p>License for this talk:<text:line-break/>GNU Free Documentation License,<text:line-break/>Version 1.3 or any later version</text:p>
            <text:p>Read my notes:<text:line-break/><text:span text:style-name="T1"><text:a xlink:href="http://www.glump.net/howto/desktop/getting-work-done-in-zim" xlink:type="simple">www.glump.net/howto/desktop/getting-work-done-in-zim</text:a></text:span><text:span text:style-name="T1"> </text:span><text:span text:style-name="T1"><text:line-break/></text:span><text:span text:style-name="T1">(Just go to </text:span><text:span text:style-name="T1"><text:a xlink:href="http://www.glump.net/" xlink:type="simple">www.glump.net</text:a></text:span><text:span text:style-name="T1"> and find the notes in the Howto section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rther Explo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Zim Manual<text:line-break/><text:tab/><text:a xlink:href="http://www.zim-wiki.org/" xlink:type="simple">www.zim-wiki.org</text:a> || Zim Help menu<text:line-break/>Check out <text:span text:style-name="T2">Usage</text:span>, <text:span text:style-name="T2">Plugins</text:span>, <text:span text:style-name="T2">Wiki Syntax</text:span>.</text:p>
            <text:p>Also on the web site:<text:line-break/><text:span text:style-name="T2">Wiki about Zim</text:span>, <text:span text:style-name="T2">mailing list</text:span>, <text:span text:style-name="T2">bug tracker</text:span></text:p>
            <text:p>IRC: <text:span text:style-name="T2">#zim-wiki</text:span> on Freenod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a xlink:href="http://www.zim-wiki.org/" xlink:type="simple">www.zim-wiki.org</text:a> <text:s text:c="4"/><text:a xlink:href="http://www.glump.net/" xlink:type="simple">www.glump.net</text:a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dan Kidwell</meta:initial-creator>
    <meta:creation-date>2013-12-11T14:29:08</meta:creation-date>
    <meta:generator>LibreOffice/4.0.2.2$Linux_X86_64 LibreOffice_project/400m0$Build-2</meta:generator>
    <dc:date>2013-12-11T15:11:42</dc:date>
    <dc:creator>Brendan Kidwell</dc:creator>
    <meta:editing-duration>PT32M32S</meta:editing-duration>
    <meta:editing-cycles>14</meta:editing-cycles>
    <meta:document-statistic meta:object-count="42"/>
  </office:meta>
</office:document-meta>
</file>